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 fo:padding="0.049cm" fo:border="0.06pt solid #d9d9e3"/>
    </style:style>
    <style:style style:name="P3" style:family="paragraph" style:parent-style-name="Text_20_body" style:list-style-name="L1">
      <style:paragraph-properties fo:text-align="justify" style:justify-single-word="false" fo:padding="0.049cm" fo:border="0.06pt solid #d9d9e3"/>
    </style:style>
    <style:style style:name="P4" style:family="paragraph" style:parent-style-name="Text_20_body" style:list-style-name="L1">
      <style:paragraph-properties fo:margin-top="0cm" fo:margin-bottom="0cm" style:contextual-spacing="false" fo:text-align="justify" style:justify-single-word="false" fo:padding="0.049cm" fo:border="0.06pt solid #d9d9e3"/>
    </style:style>
    <style:style style:name="P5" style:family="paragraph" style:parent-style-name="Text_20_body" style:list-style-name="L2">
      <style:paragraph-properties fo:text-align="justify" style:justify-single-word="false" fo:padding="0.049cm" fo:border="0.06pt solid #d9d9e3"/>
    </style:style>
    <style:style style:name="P6" style:family="paragraph" style:parent-style-name="Text_20_body" style:list-style-name="L2">
      <style:paragraph-properties fo:margin-top="0cm" fo:margin-bottom="0cm" style:contextual-spacing="false" fo:text-align="justify" style:justify-single-word="false" fo:padding="0.049cm" fo:border="0.06pt solid #d9d9e3"/>
    </style:style>
    <style:style style:name="P7" style:family="paragraph" style:parent-style-name="Text_20_body" style:list-style-name="L3">
      <style:paragraph-properties fo:text-align="justify" style:justify-single-word="false" fo:padding="0.049cm" fo:border="0.06pt solid #d9d9e3"/>
    </style:style>
    <style:style style:name="P8" style:family="paragraph" style:parent-style-name="Text_20_body" style:list-style-name="L4">
      <style:paragraph-properties fo:text-align="justify" style:justify-single-word="false" fo:padding="0.049cm" fo:border="0.06pt solid #d9d9e3"/>
    </style:style>
    <style:style style:name="T1" style:family="text">
      <style:text-properties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Relatório de Análise - Componente "Register"</text:span></text:span></text:p>
      <text:p text:style-name="P2"><text:span text:style-name="Strong_20_Emphasis"><text:span text:style-name="T1">Introdução:</text:span></text:span></text:p>
      <text:p text:style-name="P2">Este relatório apresenta uma análise detalhada do componente "Register" de uma aplicação React. O componente "Register" é responsável por fornecer um formulário de registro de usuário, onde os usuários podem fornecer informações como nome, e-mail, senha e confirmação de senha para criar uma conta na aplicação. O objetivo deste relatório é fornecer uma análise completa do código-fonte do componente, incluindo uma revisão dos métodos, resultados e uma conclusão geral sobre sua funcionalidade e importância.</text:p>
      <text:p text:style-name="P2"><text:span text:style-name="Strong_20_Emphasis"><text:span text:style-name="T1">Métodos:</text:span></text:span></text:p>
      <text:p text:style-name="P2">O componente "Register" faz uso de vários métodos e componentes React para fornecer sua funcionalidade. Aqui estão os principais métodos e componentes utilizados:</text:p>
      <text:list text:style-name="L1">
        <text:list-item>
          <text:p text:style-name="P3"><text:span text:style-name="Strong_20_Emphasis"><text:span text:style-name="T1">useState:</text:span></text:span></text:p>
          <text:list>
            <text:list-item>
              <text:p text:style-name="P4">O hook <text:span text:style-name="Source_20_Text"><text:span text:style-name="T1">useState</text:span></text:span> é usado para gerenciar os estados dos campos do formulário, incluindo <text:span text:style-name="Source_20_Text"><text:span text:style-name="T1">displayName</text:span></text:span>, <text:span text:style-name="Source_20_Text"><text:span text:style-name="T1">email</text:span></text:span>, <text:span text:style-name="Source_20_Text"><text:span text:style-name="T1">password</text:span></text:span>, <text:span text:style-name="Source_20_Text"><text:span text:style-name="T1">confirmPassword</text:span></text:span> e <text:span text:style-name="Source_20_Text"><text:span text:style-name="T1">error</text:span></text:span>.</text:p>
            </text:list-item>
          </text:list>
        </text:list-item>
        <text:list-item>
          <text:p text:style-name="P3"><text:span text:style-name="Strong_20_Emphasis"><text:span text:style-name="T1">useAuthentication:</text:span></text:span></text:p>
          <text:list>
            <text:list-item>
              <text:p text:style-name="P4">O hook <text:span text:style-name="Source_20_Text"><text:span text:style-name="T1">useAuthentication</text:span></text:span> é utilizado para realizar a autenticação do usuário, incluindo o processo de criação de conta. Ele fornece métodos para criar um novo usuário e lida com erros de autenticação.</text:p>
            </text:list-item>
          </text:list>
        </text:list-item>
        <text:list-item>
          <text:p text:style-name="P3"><text:span text:style-name="Strong_20_Emphasis"><text:span text:style-name="T1">useEffect:</text:span></text:span></text:p>
          <text:list>
            <text:list-item>
              <text:p text:style-name="P3">O hook <text:span text:style-name="Source_20_Text"><text:span text:style-name="T1">useEffect</text:span></text:span> é utilizado para observar alterações no estado de <text:span text:style-name="Source_20_Text"><text:span text:style-name="T1">authError</text:span></text:span>, a fim de tratar e exibir erros de autenticação.</text:p>
            </text:list-item>
          </text:list>
        </text:list-item>
      </text:list>
      <text:p text:style-name="P2"><text:span text:style-name="Strong_20_Emphasis"><text:span text:style-name="T1">Resultados:</text:span></text:span></text:p>
      <text:p text:style-name="P2">O componente "Register" tem a finalidade de fornecer um formulário de registro de usuário. Os principais elementos e resultados deste componente incluem:</text:p>
      <text:list text:style-name="L2">
        <text:list-item>
          <text:p text:style-name="P5"><text:span text:style-name="Strong_20_Emphasis"><text:span text:style-name="T1">Campos de Registro:</text:span></text:span></text:p>
          <text:list>
            <text:list-item>
              <text:p text:style-name="P6">O componente renderiza campos de entrada para o nome do usuário, e-mail, senha e confirmação de senha. Cada campo é acompanhado por um rótulo descritivo.</text:p>
            </text:list-item>
          </text:list>
        </text:list-item>
        <text:list-item>
          <text:p text:style-name="P5"><text:span text:style-name="Strong_20_Emphasis"><text:span text:style-name="T1">Validação de Senha:</text:span></text:span></text:p>
          <text:list>
            <text:list-item>
              <text:p text:style-name="P6">Antes de enviar o formulário, o componente realiza uma validação para garantir que a senha e a confirmação de senha sejam iguais. Se não forem iguais, exibe uma mensagem de erro.</text:p>
            </text:list-item>
          </text:list>
        </text:list-item>
        <text:list-item>
          <text:p text:style-name="P5"><text:span text:style-name="Strong_20_Emphasis"><text:span text:style-name="T1">Botão de Registro:</text:span></text:span></text:p>
          <text:list>
            <text:list-item>
              <text:p text:style-name="P6"><text:soft-page-break/>O botão "Registrar" permite que o usuário envie o formulário de registro. O botão é desativado durante o envio para evitar envios duplicados.</text:p>
            </text:list-item>
          </text:list>
        </text:list-item>
        <text:list-item>
          <text:p text:style-name="P5"><text:span text:style-name="Strong_20_Emphasis"><text:span text:style-name="T1">Exibição de Erros:</text:span></text:span></text:p>
          <text:list>
            <text:list-item>
              <text:p text:style-name="P5">O componente é responsável por exibir erros de autenticação, como falhas no processo de registro. Erros são exibidos em um parágrafo com a classe "error".</text:p>
            </text:list-item>
          </text:list>
        </text:list-item>
      </text:list>
      <text:p text:style-name="P2"><text:span text:style-name="Strong_20_Emphasis"><text:span text:style-name="T1">Conclusão:</text:span></text:span></text:p>
      <text:p text:style-name="P2">O componente "Register" é fundamental para permitir que os usuários criem contas na aplicação. Ele oferece uma interface clara e amigável para os usuários fornecerem informações necessárias para o registro. Além disso, a validação de senha garante que os usuários confirmem corretamente suas senhas, o que é uma prática importante em termos de segurança. O componente também lida com erros de autenticação de maneira adequada, exibindo mensagens de erro quando necessário. Portanto, a análise destaca a importância deste componente na experiência do usuário e na funcionalidade básica da aplicação.</text:p>
      <text:p text:style-name="P1"/>
      <text:p text:style-name="P2">Os estilos CSS definidos para a classe "register" e para o elemento <text:span text:style-name="Source_20_Text"><text:span text:style-name="T1">&lt;p&gt;</text:span></text:span> dentro do componente "Register" são os seguintes:</text:p>
      <text:p text:style-name="P2"><text:span text:style-name="Strong_20_Emphasis"><text:span text:style-name="T1">Estilos para a classe </text:span></text:span><text:span text:style-name="Strong_20_Emphasis"><text:span text:style-name="Source_20_Text"><text:span text:style-name="T1">.register</text:span></text:span></text:span>:</text:p>
      <text:list text:style-name="L3">
        <text:list-item>
          <text:p text:style-name="P7"><text:span text:style-name="Source_20_Text"><text:span text:style-name="T1">text-align: center;</text:span></text:span>: Isso centraliza o texto e o conteúdo dentro do elemento com a classe "register". É útil para garantir que o texto e os elementos do formulário estejam centralizados na tela.</text:p>
        </text:list-item>
      </text:list>
      <text:p text:style-name="P2"><text:span text:style-name="Strong_20_Emphasis"><text:span text:style-name="T1">Estilos para o elemento </text:span></text:span><text:span text:style-name="Strong_20_Emphasis"><text:span text:style-name="Source_20_Text"><text:span text:style-name="T1">&lt;p&gt;</text:span></text:span></text:span><text:span text:style-name="Strong_20_Emphasis"><text:span text:style-name="T1"> dentro de </text:span></text:span><text:span text:style-name="Strong_20_Emphasis"><text:span text:style-name="Source_20_Text"><text:span text:style-name="T1">.register</text:span></text:span></text:span>:</text:p>
      <text:list text:style-name="L4">
        <text:list-item>
          <text:p text:style-name="P8"><text:span text:style-name="Source_20_Text"><text:span text:style-name="T1">color: #aaa;</text:span></text:span>: Define a cor do texto do elemento <text:span text:style-name="Source_20_Text"><text:span text:style-name="T1">&lt;p&gt;</text:span></text:span> como cinza claro (#aaa). Essa regra define a cor do texto para um tom de cinza mais suave, tornando o texto menos proeminente na página.</text:p>
        </text:list-item>
      </text:list>
      <text:p text:style-name="P2">Em resumo, esses estilos servem para alinhar o conteúdo do componente no centro da tela e definir a cor do texto do parágrafo como cinza claro para um visual esteticamente agradável. Eles ajudam a melhorar a aparência e a legibilidade do formulário de registro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6T06:42:11.055000000</meta:creation-date>
    <dc:date>2023-11-06T06:43:11.891000000</dc:date>
    <meta:editing-duration>PT1M1S</meta:editing-duration>
    <meta:editing-cycles>1</meta:editing-cycles>
    <meta:document-statistic meta:table-count="0" meta:image-count="0" meta:object-count="0" meta:page-count="2" meta:paragraph-count="29" meta:word-count="570" meta:character-count="3575" meta:non-whitespace-character-count="3050"/>
    <meta:generator>LibreOffice/7.5.2.2$Windows_X86_64 LibreOffice_project/53bb9681a964705cf672590721dbc85eb4d0c3a2</meta:generator>
  </office:meta>
</office:document-meta>
</file>